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othic" svg:font-family="Gothic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1.603cm" fo:min-width="7.06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cm" fo:padding-top="0.254cm" fo:padding-bottom="0.2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2cm" fo:padding-top="0.254cm" fo:padding-bottom="0.2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23cm"/>
      <style:paragraph-properties style:writing-mode="lr-tb"/>
    </style:style>
    <style:style style:name="gr7" style:family="graphic" style:parent-style-name="standard">
      <style:graphic-properties draw:stroke="none" draw:fill="none" fo:min-height="6.612cm"/>
      <style:paragraph-properties style:writing-mode="lr-tb"/>
    </style:style>
    <style:style style:name="gr8" style:family="graphic" style:parent-style-name="standard">
      <style:graphic-properties draw:stroke="none" draw:fill="none" fo:min-height="6.401cm"/>
      <style:paragraph-properties style:writing-mode="lr-tb"/>
    </style:style>
    <style:style style:name="pr1" style:family="presentation" style:parent-style-name="Default_20_1-subtitle">
      <style:graphic-properties draw:fill-color="#ffffff" draw:auto-grow-height="true" fo:min-height="15.18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draw:auto-grow-height="true" draw:fit-to-size="false" style:shrink-to-fit="false" fo:min-height="13.916cm"/>
      <style:paragraph-properties style:writing-mode="lr-tb"/>
    </style:style>
    <style:style style:name="pr4" style:family="presentation" style:parent-style-name="Default-title">
      <style:graphic-properties draw:auto-grow-height="true" fo:min-height="3.27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3.274cm"/>
      <style:paragraph-properties style:writing-mode="lr-tb"/>
    </style:style>
    <style:style style:name="pr7" style:family="presentation" style:parent-style-name="Default-outline1">
      <style:graphic-properties fo:min-height="11.122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fo:font-size="29.8999996185303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4cm" fo:margin-bottom="0.4cm" fo:text-indent="0cm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style:font-name="Liberation Mono" fo:font-size="15pt"/>
    </style:style>
    <style:style style:name="P7" style:family="paragraph">
      <loext:graphic-properties draw:fill="none" draw:fill-color="#ffffff"/>
      <style:text-properties style:font-name="Liberation Mono" fo:font-size="15pt"/>
    </style:style>
    <style:style style:name="P8" style:family="paragraph">
      <loext:graphic-properties draw:fill="none"/>
      <style:text-properties style:font-name="Liberation Mono" fo:font-size="15pt"/>
    </style:style>
    <style:style style:name="P9" style:family="paragraph">
      <loext:graphic-properties draw:fill-color="#ffffff"/>
    </style:style>
    <style:style style:name="T1" style:family="text">
      <style:text-properties fo:font-size="29.8999996185303pt"/>
    </style:style>
    <style:style style:name="T2" style:family="text">
      <style:text-properties fo:font-size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9.8999996185303pt" fo:font-style="normal" fo:text-shadow="none" style:text-underline-style="none" fo:font-weight="normal" style:letter-kerning="true" fo:background-color="transparent" style:font-name-asian="Source Han Sans CN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 fo:font-size="15pt"/>
    </style:style>
    <style:style style:name="T6" style:family="text">
      <style:text-properties style:font-name="Liberation Sans2" fo:font-size="12pt" fo:font-weight="bold"/>
    </style:style>
    <style:style style:name="T7" style:family="text">
      <style:text-properties style:font-name="Liberation Sans1" fo:font-size="12pt" fo:font-weight="bold" style:font-weight-asian="bold" style:font-weight-complex="bold"/>
    </style:style>
    <style:style style:name="T8" style:family="text">
      <style:text-properties style:font-name="Liberation Sans1" fo:font-size="12pt"/>
    </style:style>
    <style:style style:name="T9" style:family="text">
      <style:text-properties style:font-name="Liberation Sans1" fo:font-size="12pt" fo:font-weight="bold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3.361cm" svg:height="15.18cm" svg:x="2.288cm" svg:y="1.772cm" presentation:class="subtitle">
          <draw:text-box>
            <text:p><text:span text:style-name="T1"/></text:p>
            <text:p><text:span text:style-name="T1"/></text:p>
            <text:p><text:span text:style-name="T2">Use of IPREF as a tool for</text:span></text:p>
            <text:p><text:span text:style-name="T2">transitioning to IPv6</text:span></text:p>
            <text:p><text:span text:style-name="T2"/></text:p>
            <text:p><text:span text:style-name="T3">draft-augustyn-intarea-ipref-02</text:span></text:p>
            <text:p><text:span text:style-name="T3">IETF 118 Prague 20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4.103cm" svg:height="13.916cm" svg:x="2.288cm" svg:y="5.579cm" presentation:class="outline" presentation:user-transformed="true">
          <draw:text-box>
            <text:list text:style-name="L2">
              <text:list-item>
                <text:p text:style-name="P3"><text:span text:style-name="T4">End-to-end address space traversal</text:span></text:p>
                <text:list>
                  <text:list-item>
                    <text:p><text:span text:style-name="T4">over NAT/NAT6/filters and cross IPv4/IPv6</text:span></text:p>
                  </text:list-item>
                  <text:list-item>
                    <text:p><text:span text:style-name="T4">massively scalable</text:span></text:p>
                  </text:list-item>
                </text:list>
              </text:list-item>
              <text:list-item>
                <text:p text:style-name="P3"><text:span text:style-name="T4">IPREF Addresses</text:span></text:p>
                <text:list>
                  <text:list-header>
                    <text:p text:style-name="P3"><text:span text:style-name="T4"/></text:p>
                    <text:p text:style-name="P3"><text:span text:style-name="T4"/></text:p>
                    <text:list>
                      <text:list-item>
                        <text:list>
                          <text:list-header>
                            <text:p><text:s text:c="10"/>192.0.2.123 + 3427</text:p>
                            <text:p><text:s text:c="5"/>2001:DB8::123 + 2371</text:p>
                          </text:list-header>
                        </text:list>
                      </text:list-item>
                    </text:list>
                  </text:list-header>
                </text:list>
              </text:list-item>
              <text:list-item>
                <text:p>IPREF Addresses publishable in DNS</text:p>
              </text:list-item>
            </text:list>
          </draw:text-box>
        </draw:frame>
        <draw:frame presentation:style-name="pr4" draw:layer="layout" svg:width="23.361cm" svg:height="3.274cm" svg:x="2.288cm" svg:y="1.772cm" presentation:class="title">
          <draw:text-box>
            <text:p>Brief Overview of IPREF</text:p>
          </draw:text-box>
        </draw:frame>
        <draw:g draw:style-name="gr2">
          <draw:custom-shape draw:style-name="gr3" draw:text-style-name="P4" draw:layer="layout" svg:width="7.62cm" svg:height="1.905cm" svg:x="5.118cm" svg:y="12.1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7.62cm" svg:height="1.905cm" svg:x="12.738cm" svg:y="12.10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6.033cm" svg:height="1.538cm" svg:x="5.912cm" svg:y="12.286cm">
            <draw:text-box>
              <text:p text:style-name="P5">context address</text:p>
            </draw:text-box>
          </draw:frame>
          <draw:frame draw:style-name="gr5" draw:text-style-name="P4" draw:layer="layout" svg:width="5.702cm" svg:height="1.54cm" svg:x="13.697cm" svg:y="12.285cm">
            <draw:text-box>
              <text:p text:style-name="P5">reference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versing Address Spaces</text:p>
          </draw:text-box>
        </draw:frame>
        <draw:frame draw:style-name="gr6" draw:text-style-name="P7" draw:layer="layout" svg:width="22.597cm" svg:height="13.473cm" svg:x="2.288cm" svg:y="4.801cm">
          <draw:text-box>
            <text:p text:style-name="P6"><text:span text:style-name="T5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src: <text:s/>2001:db8::9 + 1579 <text:s text:c="2"/>2001:db8::9 + 1579 <text:s text:c="2"/>2001:db8::9 + 1579</text:span></text:p>
            <text:p text:style-name="P6"><text:span text:style-name="T5">dst: <text:s/>2001:db8::8 + 2466 <text:s text:c="2"/>2001:db8::8 + 2466 <text:s text:c="2"/>2001:db8::8 + 2466</text:span></text:p>
            <text:p text:style-name="P6"><text:span text:style-name="T5"/></text:p>
            <text:p text:style-name="P6"><text:span text:style-name="T5"><text:s text:c="11"/>🡳 <text:s text:c="19"/>🡳 <text:s text:c="19"/>🡳</text:span></text:p>
            <text:p text:style-name="P6"><text:span text:style-name="T5"/></text:p>
            <text:p text:style-name="P6"><text:span text:style-name="T5">src: <text:s/>172.17.1.75 <text:s text:c="9"/>2001:db8::9 <text:s text:c="9"/>fdee:eeee::5951</text:span></text:p>
            <text:p text:style-name="P6"><text:span text:style-name="T5">dst: <text:s/>10.128.48.62 <text:s text:c="8"/>2001:db8::8 <text:s text:c="9"/>2001:db8:b::28</text:span></text:p>
            <text:p text:style-name="P6"><text:span text:style-name="T5"/></text:p>
            <text:p text:style-name="P6"><text:span text:style-name="T5"/></text:p>
            <text:p text:style-name="P6"><text:span text:style-name="T5"><text:s/>┌──────┐ <text:s text:c="7"/></text:span><text:span text:style-name="T5">IPv4 <text:s text:c="4"/>│ <text:s text:c="5"/>IPv6 <text:s text:c="5"/>│ <text:s text:c="4"/>IPv6 <text:s text:c="7"/>┌──────┐</text:span></text:p>
            <text:p text:style-name="P6"><text:span text:style-name="T5"><text:s/>│ </text:span><text:span text:style-name="T5">host │.75┃ <text:s text:c="43"/>┃ <text:s text:c="2"/>│ host │</text:span></text:p>
            <text:p text:style-name="P6"><text:span text:style-name="T5"><text:s/>│ <text:s/></text:span><text:span text:style-name="T5">A1 <text:s/>├───┨ <text:s/>┏━━━━━━━┓ <text:s/>│ <text:s text:c="15"/>│ <text:s/>┏━━━━━━━┓ <text:s/>┠───┤ <text:s/>B4 <text:s/>│</text:span></text:p>
            <text:p text:style-name="P6"><text:span text:style-name="T5"><text:s/>└──────┘ <text:s text:c="2"/>┃ <text:s/>┃ </text:span><text:span text:style-name="T5">IPREF ┃:9 <text:s text:c="17"/>:8┃ IPREF ┃ <text:s/>┃ <text:s text:c="2"/>└──────┘</text:span></text:p>
            <text:p text:style-name="P6"><text:span text:style-name="T5"><text:s text:c="12"/>┠──┨ </text:span><text:span text:style-name="T5">g-way ┠───── <text:s/>Internet <text:s/>─────┨ g-way ┠──┨</text:span></text:p>
            <text:p text:style-name="P6"><text:span text:style-name="T5"><text:s/>┌──────┐ <text:s text:c="2"/>┃ <text:s/>┃ <text:s/></text:span><text:span text:style-name="T5">GWA <text:s/>┃ <text:s text:c="21"/>┃ <text:s/>GWB <text:s/>┃ <text:s/>┃:28┌──────┐</text:span></text:p>
            <text:p text:style-name="P6"><text:span text:style-name="T5"><text:s/>│ </text:span><text:span text:style-name="T5">host ├───┨ <text:s/>┗━━━━━━━┛ <text:s/>│ <text:s text:c="15"/>│ <text:s/>┗━━━━━━━┛ <text:s/>┠───┤ host │</text:span></text:p>
            <text:p text:style-name="P6"><text:span text:style-name="T5"><text:s/>│ <text:s/></text:span><text:span text:style-name="T5">A3 <text:s/>│ <text:s text:c="2"/>┃ <text:s text:c="43"/>┃ <text:s text:c="2"/>│ <text:s/>B6 <text:s/>│</text:span></text:p>
            <text:p text:style-name="P6"><text:span text:style-name="T5"><text:s/>└──────┘ <text:s text:c="16"/>│ <text:s text:c="15"/>│ <text:s text:c="16"/>└──────┘</text:span></text:p>
            <text:p text:style-name="P6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nsitioning to IPv6, I</text:p>
          </draw:text-box>
        </draw:frame>
        <draw:frame draw:style-name="gr7" draw:text-style-name="P8" draw:layer="layout" svg:width="22.86cm" svg:height="7.209cm" svg:x="2.261cm" svg:y="4.577cm">
          <draw:text-box>
            <text:p text:style-name="P6"><text:span text:style-name="T6">1. Starting point</text:span></text:p>
            <text:p text:style-name="P6"><text:span text:style-name="T6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13"/>┏━━━━━━━┓ <text:s text:c="3"/>│ <text:s text:c="5"/></text:span><text:span text:style-name="T5">IPv6 <text:s text:c="5"/>│ <text:s text:c="3"/>┏━━━━━━━┓</text:span></text:p>
            <text:p text:style-name="P6"><text:span text:style-name="T5"><text:s text:c="13"/>┫ </text:span><text:span text:style-name="T5">IPREF ┣ <text:s text:c="25"/>┫ IPREF ┣</text:span></text:p>
            <text:p text:style-name="P6"><text:span text:style-name="T5"><text:s text:c="3"/></text:span><text:span text:style-name="T5">IPv4 <text:s text:c="5"/>┃ g-way ┃ <text:s text:c="3"/>│ <text:s text:c="5"/>IPv4 <text:s text:c="5"/>│ <text:s text:c="3"/>┃ g-way ┃ <text:s text:c="5"/>IPv4</text:span></text:p>
            <text:p text:style-name="P6"><text:span text:style-name="T5"><text:s text:c="2"/>════════╗ <text:s/>┫ <text:s/></text:span><text:span text:style-name="T5">GWA <text:s/>┣ <text:s/>╔════════════════════╗ <text:s/>┫ <text:s/>GWB <text:s/>┣ <text:s/>╔════════</text:span></text:p>
            <text:p text:style-name="P6"><text:span text:style-name="T5"><text:s text:c="10"/>║ <text:s/>┗━━━━━━━┛ <text:s/>║ │ <text:s text:c="15"/>│ ║ <text:s/>┗━━━━━━━┛ <text:s/>║</text:span></text:p>
            <text:p text:style-name="P6"><text:span text:style-name="T5"><text:s text:c="10"/>╚═════════════╝ <text:s text:c="19"/>╚═════════════╝</text:span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draw:frame draw:style-name="gr8" draw:text-style-name="P8" draw:layer="layout" svg:width="22.86cm" svg:height="6.651cm" svg:x="2.261cm" svg:y="11.663cm">
          <draw:text-box>
            <text:p text:style-name="P6"><text:span text:style-name="T6">2. Switching traffic to IPREF</text:span></text:p>
            <text:p text:style-name="P6"><text:span text:style-name="T6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</text:span></text:p>
            <text:p text:style-name="P6"><text:span text:style-name="T5"><text:s text:c="2"/>╌ ╌ ╌ ╌ ╌ ╌┫ </text:span><text:span text:style-name="T5">IPREF ┣ <text:s text:c="25"/>┫ IPREF ┣</text:span></text:p>
            <text:p text:style-name="P6"><text:span text:style-name="T5"><text:s text:c="3"/></text:span><text:span text:style-name="T5">IPv4 <text:s text:c="5"/>┃ g-way ┃ <text:s text:c="3"/>│ <text:s text:c="5"/>IPv4 <text:s text:c="5"/>│ <text:s text:c="3"/>┃ g-way ┃ <text:s text:c="5"/>IPv4</text:span></text:p>
            <text:p text:style-name="P6"><text:span text:style-name="T5"><text:s text:c="2"/>═══════════┫ <text:s/></text:span><text:span text:style-name="T5">GWA <text:s/>┣══════════════════════════┫ <text:s/>GWB <text:s/>┣═══════════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><text:s/></text:span></text:p>
            <text:p text:style-name="P6"><text:span text:style-name="T5"><text:s text:c="26"/>│ <text:s text:c="15"/>│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nsitioning to IPv6, II</text:p>
          </draw:text-box>
        </draw:frame>
        <draw:frame draw:style-name="gr7" draw:text-style-name="P8" draw:layer="layout" svg:width="22.86cm" svg:height="7.209cm" svg:x="2.288cm" svg:y="4.483cm">
          <draw:text-box>
            <text:p text:style-name="P6"><text:span text:style-name="T6">3. Connecting to IPv6 Internet</text:span></text:p>
            <text:p text:style-name="P6"><text:span text:style-name="T6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</text:span></text:p>
            <text:p text:style-name="P6"><text:span text:style-name="T5"><text:s text:c="2"/>═══════════┫ </text:span><text:span text:style-name="T5">IPREF ┣╌ ╌ ╌ ╌ <text:s text:c="18"/>┫ IPREF ┣</text:span></text:p>
            <text:p text:style-name="P6"><text:span text:style-name="T5"><text:s text:c="3"/></text:span><text:span text:style-name="T5">IPv4 <text:s text:c="5"/>┃ g-way ┃ <text:s text:c="3"/>│ <text:s text:c="5"/>IPv4 <text:s text:c="5"/>│ <text:s text:c="3"/>┃ g-way ┃ <text:s text:c="5"/>IPv4</text:span></text:p>
            <text:p text:style-name="P6"><text:span text:style-name="T5"><text:s text:c="2"/>═══════════┫ <text:s/></text:span><text:span text:style-name="T5">GWA <text:s/>┣══════════════════════════┫ <text:s/>GWB <text:s/>┣═══════════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/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draw:frame draw:style-name="gr7" draw:text-style-name="P8" draw:layer="layout" svg:width="22.861cm" svg:height="7.209cm" svg:x="2.26cm" svg:y="11.597cm">
          <draw:text-box>
            <text:p text:style-name="P6"><text:span text:style-name="T6">4. Switching gateway traffic to IPv6</text:span></text:p>
            <text:p text:style-name="P6"><text:span text:style-name="T6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 <text:s text:c="5"/>IPv6</text:span></text:p>
            <text:p text:style-name="P6"><text:span text:style-name="T5"><text:s text:c="2"/>═══════════┫ </text:span><text:span text:style-name="T5">IPREF ┣══════════════════════════┫ IPREF ┣╌ ╌ ╌ ╌ ╌ ╌</text:span></text:p>
            <text:p text:style-name="P6"><text:span text:style-name="T5"><text:s text:c="3"/></text:span><text:span text:style-name="T5">IPv4 <text:s text:c="5"/>┃ g-way ┃ <text:s text:c="3"/>│ <text:s text:c="5"/>IPv4 <text:s text:c="5"/>│ <text:s text:c="3"/>┃ g-way ┃ <text:s text:c="5"/>IPv4</text:span></text:p>
            <text:p text:style-name="P6"><text:span text:style-name="T5"><text:s text:c="2"/>═══════════┫ <text:s/></text:span><text:span text:style-name="T5">GWA <text:s/>┣╌ ╌ ╌ ╌ ╌ ╌ ╌ ╌ ╌ ╌ ╌ ╌ ╌ ┫ <text:s/>GWB <text:s/>┣═══════════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/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nsitioning to IPv6, III</text:p>
          </draw:text-box>
        </draw:frame>
        <draw:frame draw:style-name="gr8" draw:text-style-name="P8" draw:layer="layout" svg:width="23.813cm" svg:height="7.209cm" svg:x="2.261cm" svg:y="7.658cm">
          <draw:text-box>
            <text:p text:style-name="P6"><text:span text:style-name="T7">5. Dropping IPv4 Internet</text:span></text:p>
            <text:p text:style-name="P6"><text:span text:style-name="T8"/></text:p>
            <text:p text:style-name="P6"><text:s text:c="13"/>Network A <text:s text:c="3"/>│ <text:s text:c="3"/>Internet <text:s text:c="3"/>│ <text:s text:c="3"/>Network B</text:p>
            <text:p text:style-name="P6"/>
            <text:p text:style-name="P6"><text:s text:c="3"/>IPv6 <text:s text:c="5"/>┏━━━━━━━┓ <text:s text:c="3"/>│ <text:s text:c="5"/>IPv6 <text:s text:c="5"/>│ <text:s text:c="3"/>┏━━━━━━━┓ <text:s text:c="5"/>IPv6</text:p>
            <text:p text:style-name="P6"><text:s text:c="2"/>═══════════┫ IPREF ┣══════════════════════════┫ IPREF ┣╌ ╌ ╌ ╌ ╌ ╌</text:p>
            <text:p text:style-name="P6"><text:s text:c="3"/>IPv4 <text:s text:c="5"/>┃ g-way ┃ <text:s text:c="3"/>│ <text:s text:c="15"/>│ <text:s text:c="3"/>┃ g-way ┃ <text:s text:c="5"/>IPv4</text:p>
            <text:p text:style-name="P6"><text:s text:c="2"/>═══════════┫ <text:s/>GWA <text:s/>┣ <text:s text:c="25"/>┫ <text:s/>GWB <text:s/>┣═══════════</text:p>
            <text:p text:style-name="P6"><text:s text:c="13"/>┗━━━━━━━┛ <text:s text:c="3"/>│ <text:s text:c="15"/>│ <text:s text:c="3"/>┗━━━━━━━┛</text:p>
            <text:p text:style-name="P6"/>
            <text:p text:style-name="P6"><text:s text:c="26"/>│ <text:s text:c="15"/>│</text:p>
            <text:p text:style-name="P6"/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nsitioning to IPv6, IV</text:p>
          </draw:text-box>
        </draw:frame>
        <draw:frame draw:style-name="gr7" draw:text-style-name="P8" draw:layer="layout" svg:width="22.86cm" svg:height="7.209cm" svg:x="2.288cm" svg:y="4.577cm">
          <draw:text-box>
            <text:p text:style-name="P6"><text:span text:style-name="T9">6. Switching to IPv6 independently</text:span></text:p>
            <text:p text:style-name="P6"><text:span text:style-name="T8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 <text:s text:c="5"/>IPv6</text:span></text:p>
            <text:p text:style-name="P6"><text:span text:style-name="T5"><text:s text:c="2"/>═══════════┫ </text:span><text:span text:style-name="T5">IPREF ┣══════════════════════════┫ IPREF ┣═══════════</text:span></text:p>
            <text:p text:style-name="P6"><text:span text:style-name="T5"><text:s text:c="3"/></text:span><text:span text:style-name="T5">IPv4 <text:s text:c="5"/>┃ g-way ┃ <text:s text:c="3"/>│ <text:s text:c="15"/>│ <text:s text:c="3"/>┃ g-way ┃</text:span></text:p>
            <text:p text:style-name="P6"><text:span text:style-name="T5"><text:s text:c="2"/>═══════════┫ <text:s/></text:span><text:span text:style-name="T5">GWA <text:s/>┣ <text:s text:c="25"/>┫ <text:s/>GWB <text:s/>┣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/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draw:frame draw:style-name="gr7" draw:text-style-name="P8" draw:layer="layout" svg:width="22.86cm" svg:height="7.209cm" svg:x="2.261cm" svg:y="11.786cm">
          <draw:text-box>
            <text:p text:style-name="P6"><text:span text:style-name="T7">7. Completing transition</text:span></text:p>
            <text:p text:style-name="P6"><text:span text:style-name="T8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 <text:s text:c="5"/>IPv6</text:span></text:p>
            <text:p text:style-name="P6"><text:span text:style-name="T5"><text:s text:c="2"/>═══════════┫ </text:span><text:span text:style-name="T5">IPREF ┣══════════════════════════┫ IPREF ┣═══════════</text:span></text:p>
            <text:p text:style-name="P6"><text:span text:style-name="T5"><text:s text:c="13"/>┃ </text:span><text:span text:style-name="T5">g-way ┃ <text:s text:c="3"/>│ <text:s text:c="15"/>│ <text:s text:c="3"/>┃ g-way ┃</text:span></text:p>
            <text:p text:style-name="P6"><text:span text:style-name="T5"><text:s text:c="13"/>┫ <text:s/></text:span><text:span text:style-name="T5">GWA <text:s/>┣ <text:s text:c="25"/>┫ <text:s/>GWB <text:s/>┣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/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3.361cm" svg:height="3.274cm" svg:x="2.288cm" svg:y="1.772cm" presentation:class="title">
          <draw:text-box>
            <text:p>IPREF Succeeds Where Others Fail</text:p>
          </draw:text-box>
        </draw:frame>
        <draw:frame presentation:style-name="pr7" draw:layer="layout" svg:width="23.361cm" svg:height="11.372cm" svg:x="2.288cm" svg:y="5.579cm" presentation:class="outline" presentation:user-transformed="true">
          <draw:text-box>
            <text:list text:style-name="L2">
              <text:list-item>
                <text:p>Taking down IPv4 Internet</text:p>
                <text:list>
                  <text:list-item>
                    <text:p>no need for IPv4 addresses</text:p>
                  </text:list-item>
                  <text:list-item>
                    <text:p>dropping IPv4 early</text:p>
                  </text:list-item>
                </text:list>
              </text:list-item>
              <text:list-item>
                <text:p>Enterprises</text:p>
                <text:list>
                  <text:list-item>
                    <text:p>decoupling transition effort from peers</text:p>
                  </text:list-item>
                  <text:list-item>
                    <text:p>work at own pace, lower cost, lower risk</text:p>
                  </text:list-item>
                  <text:list-item>
                    <text:p>pure IPv6</text:p>
                  </text:list-item>
                </text:list>
              </text:list-item>
              <text:list-item>
                <text:p>Procrastinators</text:p>
                <text:list>
                  <text:list-item>
                    <text:p>lower threshold for trans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3.361cm" svg:height="3.274cm" svg:x="2.288cm" svg:y="1.772cm" presentation:class="title">
          <draw:text-box>
            <text:p>Transitioning with IPREF, Highlights</text:p>
          </draw:text-box>
        </draw:frame>
        <draw:frame presentation:style-name="pr7" draw:layer="layout" svg:width="23.361cm" svg:height="11.372cm" svg:x="2.288cm" svg:y="5.579cm" presentation:class="outline" presentation:user-transformed="true">
          <draw:text-box>
            <text:list text:style-name="L2">
              <text:list-item>
                <text:p>Needs only pure IPv6 Internet</text:p>
              </text:list-item>
              <text:list-item>
                <text:p>Transitions directly to pure IPv6</text:p>
              </text:list-item>
              <text:list-item>
                <text:p>No need for global IPv4 addresses</text:p>
              </text:list-item>
              <text:list-item>
                <text:p>Allows to drop IPv4 Internet early</text:p>
              </text:list-item>
              <text:list-item>
                <text:p>Allows to transition at own pace</text:p>
              </text:list-item>
              <text:list-item>
                <text:p>Massively scalable</text:p>
              </text:list-item>
              <text:list-item>
                <text:p>Huge cost saving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3.361cm" svg:height="15.18cm" svg:x="2.288cm" svg:y="1.772cm" presentation:class="subtitle">
          <draw:text-box>
            <text:p><text:span text:style-name="T10">The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othic" svg:font-family="Gothic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3b3b38" draw:end-color="#ffffff" draw:start-intensity="100%" draw:end-intensity="100%" draw:angle="0deg" draw:border="0%"/>
    <draw:gradient draw:name="Gradient_20_14" draw:display-name="Gradient 14" draw:style="axial" draw:start-color="#a2e0c1" draw:end-color="#339966" draw:start-intensity="100%" draw:end-intensity="100%" draw:angle="315deg" draw:border="0%"/>
    <draw:gradient draw:name="Gradient_20_15" draw:display-name="Gradient 15" draw:style="linear" draw:start-color="#edf0f7" draw:end-color="#a6bed0" draw:start-intensity="100%" draw:end-intensity="100%" draw:angle="0deg" draw:border="0%"/>
    <draw:gradient draw:name="Gradient_20_24" draw:display-name="Gradient 24" draw:style="linear" draw:start-color="#336699" draw:end-color="#ffffff" draw:start-intensity="100%" draw:end-intensity="100%" draw:angle="225deg" draw:border="0%"/>
    <draw:gradient draw:name="Gradient_20_25" draw:display-name="Gradient 25" draw:style="linear" draw:start-color="#336699" draw:end-color="#ffffff" draw:start-intensity="100%" draw:end-intensity="100%" draw:angle="0deg" draw:border="0%"/>
    <draw:gradient draw:name="Gradient_20_26" draw:display-name="Gradient 26" draw:style="linear" draw:start-color="#336699" draw:end-color="#ffffff" draw:start-intensity="100%" draw:end-intensity="100%" draw:angle="180deg" draw:border="0%"/>
    <draw:gradient draw:name="Gradient_20_27" draw:display-name="Gradient 27" draw:style="axial" draw:start-color="#81aca6" draw:end-color="#168253" draw:start-intensity="100%" draw:end-intensity="100%" draw:angle="90deg" draw:border="0%"/>
    <draw:gradient draw:name="Gradient_20_28" draw:display-name="Gradient 28" draw:style="linear" draw:start-color="#168253" draw:end-color="#81aca6" draw:start-intensity="100%" draw:end-intensity="100%" draw:angle="270deg" draw:border="0%"/>
    <draw:gradient draw:name="Gradient_20_29" draw:display-name="Gradient 29" draw:style="linear" draw:start-color="#168253" draw:end-color="#ffffff" draw:start-intensity="100%" draw:end-intensity="100%" draw:angle="0deg" draw:border="0%"/>
    <draw:gradient draw:name="Gradient_20_30" draw:display-name="Gradient 30" draw:style="linear" draw:start-color="#168253" draw:end-color="#ffffff" draw:start-intensity="100%" draw:end-intensity="100%" draw:angle="225deg" draw:border="0%"/>
    <draw:gradient draw:name="Gradient_20_31" draw:display-name="Gradient 31" draw:style="linear" draw:start-color="#168253" draw:end-color="#ffffff" draw:start-intensity="100%" draw:end-intensity="100%" draw:angle="180deg" draw:border="0%"/>
    <draw:gradient draw:name="Gradient_20_4" draw:display-name="Gradient 4" draw:style="axial" draw:start-color="#8296c8" draw:end-color="#5c69a0" draw:start-intensity="100%" draw:end-intensity="100%" draw:angle="90deg" draw:border="0%"/>
    <draw:gradient draw:name="Gradient_20_5" draw:display-name="Gradient 5" draw:style="axial" draw:start-color="#8296c8" draw:end-color="#5c69a0" draw:start-intensity="100%" draw:end-intensity="100%" draw:angle="90deg" draw:border="0%"/>
    <draw:gradient draw:name="Gradient_20_6" draw:display-name="Gradient 6" draw:style="linear" draw:start-color="#5c69a0" draw:end-color="#8296c8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width="0.051cm" svg:stroke-color="#000000" draw:marker-start-width="0.279cm" draw:marker-end="Arrow_20_concave" draw:marker-end-width="0.279cm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73cm" fo:margin-bottom="0cm" fo:text-indent="0cm"/>
      <style:text-properties fo:font-size="26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9cm" fo:margin-bottom="0cm" fo:text-indent="0cm"/>
      <style:text-properties fo:font-size="2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6cm" fo:margin-bottom="0cm" fo:text-indent="0cm"/>
      <style:text-properties fo:font-size="1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1.0999984741211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73cm" fo:margin-bottom="0cm" fo:text-indent="0cm"/>
      <style:text-properties fo:font-size="26.2000007629395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79cm" fo:margin-bottom="0cm" fo:text-indent="0cm"/>
      <style:text-properties fo:font-size="22.3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86cm" fo:margin-bottom="0cm" fo:text-indent="0cm"/>
      <style:text-properties fo:font-size="18.700000762939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1.0999984741211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true" fo:min-height="1.411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style:letter-kerning="true" style:font-size-asian="12pt" style:font-size-complex="12pt"/>
    </style:style>
    <style:style style:name="MP6" style:family="paragraph">
      <loext:graphic-properties draw:fill="none" draw:fill-color="#ffffff"/>
      <style:paragraph-properties fo:text-align="end"/>
      <style:text-properties fo:font-size="12pt" style:letter-kerning="true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letter-kerning="true" style:font-size-asian="12pt" style:font-size-complex="12pt"/>
    </style:style>
    <style:style style:name="MT3" style:family="text">
      <style:text-properties fo:color="#000000" loext:opacity="100%" fo:font-size="12pt" style:letter-kerning="true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361cm" svg:height="3.274cm" svg:x="2.288cm" svg:y="1.772cm" presentation:class="title" presentation:placeholder="true">
        <draw:text-box/>
      </draw:frame>
      <draw:frame presentation:style-name="Default-outline1" draw:layer="backgroundobjects" svg:width="23.361cm" svg:height="11.372cm" svg:x="2.288cm" svg:y="5.579cm" presentation:class="outline" presentation:placeholder="true">
        <draw:text-box/>
      </draw:frame>
      <draw:frame presentation:style-name="Mpr1" draw:text-style-name="MP2" draw:layer="backgroundobjects" svg:width="11.182cm" svg:height="1.352cm" svg:x="2.288cm" svg:y="18.853cm" presentation:class="date-time">
        <draw:text-box>
          <text:p text:style-name="MP1"><text:span text:style-name="MT1">Use of IPREF as a tool for transitioning to IPv6</text:span></text:p>
          <text:p text:style-name="MP1"><text:span text:style-name="MT1">draft-augustyn-intarea-ipref-02</text:span></text:p>
        </draw:text-box>
      </draw:frame>
      <draw:frame presentation:style-name="Mpr2" draw:text-style-name="MP6" draw:layer="backgroundobjects" svg:width="7.832cm" svg:height="1.411cm" svg:x="17.818cm" svg:y="19.1cm" presentation:class="page-number">
        <draw:text-box>
          <text:p text:style-name="MP5"><text:span text:style-name="MT2">IETF 118 Prague 2023 <text:s text:c="2"/>[</text:span><text:span text:style-name="MT2"><text:page-number>&lt;number&gt;</text:page-number></text:span><text:span text:style-name="MT2">]</text:span></text:p>
          <text:p text:style-name="MP5"><text:span text:style-name="MT3"><text:a xlink:href="mailto:waldemar@wdmsys.com" xlink:type="simple">waldemar@wdmsys.com</text:a></text:span><text:span text:style-name="MT3"><text:s text:c="2"/></text:span><text:span text:style-name="MT2"><text:s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3.361cm" svg:height="3.274cm" svg:x="2.288cm" svg:y="1.772cm" presentation:class="title" presentation:placeholder="true">
        <draw:text-box/>
      </draw:frame>
      <draw:frame presentation:style-name="Default_20_1-outline1" draw:layer="backgroundobjects" svg:width="23.361cm" svg:height="11.372cm" svg:x="2.288cm" svg:y="5.57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9:21:31.407352231</meta:creation-date>
    <meta:editing-duration>P14DT18H32M31S</meta:editing-duration>
    <meta:editing-cycles>104</meta:editing-cycles>
    <meta:generator>LibreOffice/7.5.6.2$Linux_X86_64 LibreOffice_project/50$Build-2</meta:generator>
    <dc:date>2023-11-03T09:15:48.372964238</dc:date>
    <meta:document-statistic meta:object-count="74"/>
  </office:meta>
</office:document-meta>
</file>